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46in"/>
    </style:style>
    <style:style style:name="co2" style:family="table-column">
      <style:table-column-properties fo:break-before="auto" style:column-width="2.3508in"/>
    </style:style>
    <style:style style:name="co3" style:family="table-column">
      <style:table-column-properties fo:break-before="auto" style:column-width="2.6547in"/>
    </style:style>
    <style:style style:name="co4" style:family="table-column">
      <style:table-column-properties fo:break-before="auto" style:column-width="2.73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264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 Light" fo:font-size="28pt" fo:language="en" fo:country="US" style:font-name-asian="DejaVu Sans1" style:font-size-asian="28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ext-properties style:font-name="Calibri" fo:font-size="12pt" fo:language="fr" fo:country="FR" style:font-name-asian="Calibri1" style:font-size-asian="6.80000019073486pt" style:language-asian="ar" style:country-asian="SA" style:font-name-complex="DejaVu Sans" style:font-size-complex="6.80000019073486pt" style:language-complex="en" style:country-complex="US"/>
    </style:style>
    <style:style style:name="ce3" style:family="table-cell" style:parent-style-name="Default">
      <style:table-cell-properties fo:border-bottom="0.06pt solid #5b9bd5" fo:background-color="#5b9bd5" fo:border-left="0.06pt solid #5b9bd5" fo:border-right="0.51pt solid #5b9bd5" fo:border-top="0.06pt solid #5b9bd5"/>
      <style:text-properties style:text-outline="false" style:text-line-through-style="none" style:text-line-through-type="none" fo:language="fr" fo:country="FR" fo:font-style="normal" fo:text-shadow="none" style:text-underline-style="none" style:text-underline-mode="continuous" style:text-overline-mode="continuous" style:text-line-through-mode="continuous" style:font-size-asian="6.80000019073486pt" style:language-asian="ar" style:country-asian="SA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9cc2e5" fo:background-color="#ffffff" fo:border-left="0.06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9cc2e5" fo:border-left="0.06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5b9bd5" fo:background-color="#5b9bd5" fo:border-left="0.06pt solid #5b9bd5" fo:border-right="none" fo:border-top="0.06pt solid #5b9bd5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9cc2e5" fo:background-color="#ffffff" fo:border-left="0.06pt solid #9cc2e5" fo:border-right="none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9cc2e5" fo:border-left="0.06pt solid #9cc2e5" fo:border-right="none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5b9bd5" fo:background-color="#5b9bd5" fo:border-left="0.06pt solid #5b9bd5" fo:border-right="0.51pt solid #5b9bd5" fo:border-top="0.06pt solid #5b9bd5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letter-kerning="true" fo:letter-spacing="-0.0071in" style:font-name-asian="DejaVu Sans" style:font-size-asian="28pt"/>
    </style:style>
    <style:style style:name="T2" style:family="text">
      <style:text-properties style:letter-kerning="true" fo:country="FR" style:country-asian="SA" style:font-name-asian="Calibri"/>
    </style:style>
    <style:style style:name="T3" style:family="text">
      <style:text-properties fo:color="#ffffff" style:font-name="Calibri" fo:font-size="12pt" fo:font-weight="bold" style:letter-kerning="true" fo:country="FR" style:country-asian="SA" style:font-name-asian="Calibri" style:font-weight-asian="bold" style:font-weight-complex="bold"/>
    </style:style>
    <style:style style:name="T4" style:family="text">
      <style:text-properties style:letter-kerning="true" fo:country="FR" style:country-asian="SA" style:font-name-asian="Calibri" fo:color="#a9b7c6" style:font-name="Source Code Pro" fo:font-size="10.5pt"/>
    </style:style>
    <style:style style:name="T5" style:family="text">
      <style:text-properties fo:font-weight="bold" style:letter-kerning="true" fo:country="FR" style:country-asian="SA" style:font-name-asian="Calibri" style:font-weight-asian="bold" style:font-weight-complex="bold" fo:color="#a9b7c6" style:font-name="Source Code Pro" fo:font-size="10.5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pan text:style-name="T1">{d.title}</text:span>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span text:style-name="T2">{d.tableLabel}</text:span>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<text:span text:style-name="T3">{d.</text:span><text:span text:style-name="T4">fieldNames.nom}</text:span></text:p>
          </table:table-cell>
          <table:table-cell table:style-name="ce6" office:value-type="string" calcext:value-type="string">
            <text:p><text:span text:style-name="T3">{d.</text:span><text:span text:style-name="T5">fieldNames.prenom}</text:span></text:p>
          </table:table-cell>
          <table:table-cell table:style-name="ce6" office:value-type="string" calcext:value-type="string">
            <text:p><text:span text:style-name="T3">{d.</text:span><text:span text:style-name="T5">fieldNames.organisme}</text:span></text:p>
          </table:table-cell>
          <table:table-cell table:style-name="ce9" office:value-type="string" calcext:value-type="string">
            <text:p><text:span text:style-name="T3">{d.</text:span><text:span text:style-name="T5">fieldNames.proCourriel}</text:span></text:p>
          </table:table-cell>
        </table:table-row>
        <table:table-row table:style-name="ro4">
          <table:table-cell table:style-name="ce4" office:value-type="string" calcext:value-type="string">
            <text:p>{d.data[i].nom}</text:p>
          </table:table-cell>
          <table:table-cell table:style-name="ce7" office:value-type="string" calcext:value-type="string">
            <text:p>{d.data[i].prenom}</text:p>
          </table:table-cell>
          <table:table-cell table:style-name="ce7" office:value-type="string" calcext:value-type="string">
            <text:p>{d.data[i].organisme}</text:p>
          </table:table-cell>
          <table:table-cell table:style-name="ce4" office:value-type="string" calcext:value-type="string">
            <text:p>{d.data[i].proCourriel}</text:p>
          </table:table-cell>
        </table:table-row>
        <table:table-row table:style-name="ro4">
          <table:table-cell table:style-name="ce5" office:value-type="string" calcext:value-type="string">
            <text:p>{d.data[i+1].nom}</text:p>
          </table:table-cell>
          <table:table-cell table:style-name="ce8" office:value-type="string" calcext:value-type="string">
            <text:p>{d.data[i+1].prenom}</text:p>
          </table:table-cell>
          <table:table-cell table:style-name="ce8" office:value-type="string" calcext:value-type="string">
            <text:p>{d.data[i+1].organisme}</text:p>
          </table:table-cell>
          <table:table-cell table:style-name="ce5" office:value-type="string" calcext:value-type="string">
            <text:p>{d.data[i+1].proCourriel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TETAUD</meta:initial-creator>
    <meta:creation-date>2017-08-08T15:27:17.444256405</meta:creation-date>
    <dc:date>2017-08-08T15:28:32.402526507</dc:date>
    <dc:creator>Florent TETAUD</dc:creator>
    <meta:editing-duration>PT1M15S</meta:editing-duration>
    <meta:editing-cycles>1</meta:editing-cycles>
    <meta:document-statistic meta:table-count="1" meta:cell-count="14" meta:object-count="0"/>
    <meta:generator>LibreOffice/4.3.3.2$Linux_X86_64 LibreOffice_project/430m0$Build-2</meta:generator>
  </office:meta>
</office:document-meta>
</file>